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8" office:value-type="date" office:date-value="2017-09-07" calcext:value-type="date">
            <text:p>2017-09-07</text:p>
          </table:table-cell>
          <table:table-cell table:number-columns-repeated="1023"/>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6">00/00/0000</text:date>, <text:time style:data-style-name="N2" text:time-value="00:25:28.6762954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6T00:49:35.171133730</dc:date>
    <meta:creation-date>2016-09-05T22:47:24Z</meta:creation-date>
    <meta:editing-cycles>1079</meta:editing-cycles>
    <meta:editing-duration>P21DT2H47M37S</meta:editing-duration>
    <meta:generator>LibreOffice/5.2.3.3$Linux_X86_64 LibreOffice_project/20m0$Build-3</meta:generator>
    <meta:document-statistic meta:table-count="4" meta:cell-count="3547" meta:object-count="0"/>
  </office:meta>
</office:document-meta>
</file>